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paragraph-rsid="00065671" style:font-weight-asian="normal" style:font-weight-complex="normal"/>
    </style:style>
    <style:style style:name="P2" style:family="paragraph" style:parent-style-name="Preformatted_20_Text">
      <style:text-properties fo:font-weight="normal" officeooo:paragraph-rsid="000cea5a" style:font-weight-asian="normal" style:font-weight-complex="normal"/>
    </style:style>
    <style:style style:name="P3" style:family="paragraph" style:parent-style-name="Preformatted_20_Text">
      <style:text-properties fo:font-weight="normal" officeooo:rsid="00065671" officeooo:paragraph-rsid="00065671" style:font-weight-asian="normal" style:font-weight-complex="normal"/>
    </style:style>
    <style:style style:name="P4" style:family="paragraph" style:parent-style-name="Preformatted_20_Text">
      <style:text-properties fo:font-weight="normal" officeooo:rsid="00065671" officeooo:paragraph-rsid="000f7266" style:font-weight-asian="normal" style:font-weight-complex="normal"/>
    </style:style>
    <style:style style:name="P5" style:family="paragraph" style:parent-style-name="Preformatted_20_Text">
      <style:text-properties fo:font-weight="normal" officeooo:rsid="00065671" officeooo:paragraph-rsid="000fe400" style:font-weight-asian="normal" style:font-weight-complex="normal"/>
    </style:style>
    <style:style style:name="T1" style:family="text">
      <style:text-properties officeooo:rsid="00065671"/>
    </style:style>
    <style:style style:name="T2" style:family="text">
      <style:text-properties officeooo:rsid="000954dd"/>
    </style:style>
    <style:style style:name="T3" style:family="text">
      <style:text-properties officeooo:rsid="000acb50"/>
    </style:style>
    <style:style style:name="T4" style:family="text">
      <style:text-properties officeooo:rsid="000cea5a"/>
    </style:style>
    <style:style style:name="T5" style:family="text">
      <style:text-properties officeooo:rsid="000e332c"/>
    </style:style>
    <style:style style:name="T6" style:family="text">
      <style:text-properties officeooo:rsid="000f7266"/>
    </style:style>
    <style:style style:name="T7" style:family="text">
      <style:text-properties officeooo:rsid="000fe4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ble: ricca3_alumne</text:p>
      <text:p text:style-name="P3">Columns:</text:p>
      <text:p text:style-name="P3">idalumne<text:tab/><text:tab/><text:tab/>int(11) PK AI</text:p>
      <text:p text:style-name="P3">cognom1<text:tab/><text:tab/><text:tab/>varchar(50) </text:p>
      <text:p text:style-name="P3">cognom2<text:tab/><text:tab/><text:tab/>varchar(50) </text:p>
      <text:p text:style-name="P3">nom<text:tab/><text:tab/><text:tab/><text:tab/>varchar(50) </text:p>
      <text:p text:style-name="P4">idestat_<text:span text:style-name="T6">al</text:span><text:tab/><text:tab/><text:tab/>int(11)</text:p>
      <text:p text:style-name="P3">datanai<text:tab/><text:tab/><text:tab/>date </text:p>
      <text:p text:style-name="P3">llocnai<text:tab/><text:tab/><text:tab/>varchar(50) </text:p>
      <text:p text:style-name="P3">provnai<text:tab/><text:tab/><text:tab/>varchar(50) </text:p>
      <text:p text:style-name="P3">paisnai<text:tab/><text:tab/><text:tab/>varchar(50) </text:p>
      <text:p text:style-name="P3">dni<text:tab/><text:tab/><text:tab/><text:tab/>varchar(30) </text:p>
      <text:p text:style-name="P3">residenciacurs<text:tab/><text:tab/>varchar(255) </text:p>
      <text:p text:style-name="P3">ciutatcurs<text:tab/><text:tab/><text:tab/>varchar(50) </text:p>
      <text:p text:style-name="P3">codpostalcurs<text:tab/><text:tab/>varchar(5) </text:p>
      <text:p text:style-name="P3">telefoncontactecurs1<text:tab/>varchar(30) </text:p>
      <text:p text:style-name="P3">telefoncontactecurs2<text:tab/>varchar(30) </text:p>
      <text:p text:style-name="P3">email<text:tab/><text:tab/><text:tab/><text:tab/>varchar(50) </text:p>
      <text:p text:style-name="P3">residenciahabitual<text:tab/>varchar(255) </text:p>
      <text:p text:style-name="P3">ciutathabitual<text:tab/><text:tab/>varchar(50) </text:p>
      <text:p text:style-name="P3">provinciahabitual<text:tab/><text:tab/>varchar(50) </text:p>
      <text:p text:style-name="P3">codipostal<text:tab/><text:tab/><text:tab/>varchar(5) </text:p>
      <text:p text:style-name="P3">telefon<text:tab/><text:tab/><text:tab/>varchar(30) </text:p>
      <text:p text:style-name="P3">estudisrealitzats<text:tab/><text:tab/>varchar(50) </text:p>
      <text:p text:style-name="P3">datainscripcio<text:tab/><text:tab/>date </text:p>
      <text:p text:style-name="P3">telefonfixe<text:tab/><text:tab/><text:tab/>varchar(50) </text:p>
      <text:p text:style-name="P3">estudisanteriors<text:tab/><text:tab/>varchar(255) </text:p>
      <text:p text:style-name="P3">centreea<text:tab/><text:tab/><text:tab/>varchar(50) </text:p>
      <text:p text:style-name="P3">poblacioea<text:tab/><text:tab/><text:tab/>varchar(50) </text:p>
      <text:p text:style-name="P3">abonament<text:tab/><text:tab/><text:tab/>varchar(50) </text:p>
      <text:p text:style-name="P1"><text:span text:style-name="T1">tipusdni<text:tab/><text:tab/><text:tab/></text:span><text:span text:style-name="T1">varchar(</text:span><text:span text:style-name="T2">30</text:span><text:span text:style-name="T1">)</text:span><text:span text:style-name="T1"> </text:span></text:p>
      <text:p text:style-name="P3">llenguafamiliar<text:tab/><text:tab/>varchar(255) </text:p>
      <text:p text:style-name="P3">professio<text:tab/><text:tab/><text:tab/>varchar(255) </text:p>
      <text:p text:style-name="P2"><text:span text:style-name="T1">idhistorial<text:tab/><text:tab/><text:tab/>varchar(</text:span><text:span text:style-name="T4">10</text:span><text:span text:style-name="T1">)</text:span></text:p>
      <text:p text:style-name="P3">nacionalitat<text:tab/><text:tab/>varchar(45) </text:p>
      <text:p text:style-name="P3">attachment_id<text:tab/><text:tab/>varchar(30) </text:p>
      <text:p text:style-name="P3">cognomsinom<text:tab/><text:tab/><text:tab/>varchar(100) </text:p>
      <text:p text:style-name="P3">nomicognoms<text:tab/><text:tab/><text:tab/>varchar(100) </text:p>
      <text:p text:style-name="P3">ts<text:tab/><text:tab/><text:tab/><text:tab/>timestamp </text:p>
      <text:p text:style-name="P3">stampuser<text:tab/><text:tab/><text:tab/>varchar(15) </text:p>
      <text:p text:style-name="P3">stampplace<text:tab/><text:tab/><text:tab/>varchar(50) </text:p>
      <text:p text:style-name="P3"/>
      <text:p text:style-name="P3"/>
      <text:p text:style-name="P3">Table: ricca3_alumne_especialitat</text:p>
      <text:p text:style-name="P3">Columns:</text:p>
      <text:p text:style-name="P3">idalumespec<text:tab/><text:tab/><text:tab/>int(11) PK AI</text:p>
      <text:p text:style-name="P3">idalumne<text:tab/><text:tab/><text:tab/>int(11) </text:p>
      <text:p text:style-name="P3">idgrup<text:tab/><text:tab/><text:tab/>int(11) </text:p>
      <text:p text:style-name="P3">idany<text:tab/><text:tab/><text:tab/><text:tab/>int(11) </text:p>
      <text:p text:style-name="P3">idestat_<text:span text:style-name="T5">es</text:span><text:tab/><text:tab/><text:tab/>int(11) </text:p>
      <text:p text:style-name="P3">motiubaixa<text:tab/><text:tab/><text:tab/>varchar(255) </text:p>
      <text:p text:style-name="P3">databaixa<text:tab/><text:tab/><text:tab/>datetime </text:p>
      <text:p text:style-name="P1"><text:span text:style-name="T1">notaf_es</text:span><text:span text:style-name="T1"><text:tab/><text:tab/><text:tab/>double </text:span></text:p>
      <text:p text:style-name="P3">repeteix<text:tab/><text:tab/><text:tab/>varchar(1) </text:p>
      <text:p text:style-name="P3">observ1<text:tab/><text:tab/><text:tab/>varchar(255) </text:p>
      <text:p text:style-name="P3">observ2<text:tab/><text:tab/><text:tab/>varchar(255) </text:p>
      <text:p text:style-name="P3">observ3<text:tab/><text:tab/><text:tab/>varchar(255) </text:p>
      <text:p text:style-name="P3">ts<text:tab/><text:tab/><text:tab/><text:tab/>timestamp </text:p>
      <text:p text:style-name="P3">stampuser<text:tab/><text:tab/><text:tab/>varchar(15) </text:p>
      <text:p text:style-name="P3">stampplace<text:tab/><text:tab/><text:tab/>varchar(50) </text:p>
      <text:p text:style-name="P3">Related Tables:ricca3_grups (idgrup â idgrup)</text:p>
      <text:p text:style-name="P3">ricca3_estat (idestat â idestat)</text:p>
      <text:p text:style-name="P3"><text:soft-page-break/>ricca3_alumne (idalumne â idalumne)</text:p>
      <text:p text:style-name="P3">ricca3_any (idany â idany)</text:p>
      <text:p text:style-name="P3"/>
      <text:p text:style-name="P3"/>
      <text:p text:style-name="P3">Table: ricca3_any</text:p>
      <text:p text:style-name="P3">Columns:</text:p>
      <text:p text:style-name="P3">idany<text:tab/><text:tab/><text:tab/><text:tab/>int(11) PK AI</text:p>
      <text:p text:style-name="P3">any<text:tab/><text:tab/><text:tab/><text:tab/>varchar(50) </text:p>
      <text:p text:style-name="P3">actual<text:tab/><text:tab/><text:tab/>tinyint(1) </text:p>
      <text:p text:style-name="P3">insc<text:tab/><text:tab/><text:tab/><text:tab/>tinyint(1) </text:p>
      <text:p text:style-name="P3">conv<text:tab/><text:tab/><text:tab/><text:tab/>varchar(45) </text:p>
      <text:p text:style-name="P3">cursanterior<text:tab/><text:tab/>varchar(45) </text:p>
      <text:p text:style-name="P3">cursposterior<text:tab/><text:tab/>varchar(45) </text:p>
      <text:p text:style-name="P3">ts<text:tab/><text:tab/><text:tab/><text:tab/>timestamp </text:p>
      <text:p text:style-name="P3">stampuser<text:tab/><text:tab/><text:tab/>varchar(15) </text:p>
      <text:p text:style-name="P3">stampplace<text:tab/><text:tab/><text:tab/>varchar(50) </text:p>
      <text:p text:style-name="P3"/>
      <text:p text:style-name="P3"/>
      <text:p text:style-name="P3"/>
      <text:p text:style-name="P3">Table: ricca3_avaluacions</text:p>
      <text:p text:style-name="P3">Columns:</text:p>
      <text:p text:style-name="P3">idavaluacio<text:tab/><text:tab/><text:tab/>int(11) PK AI</text:p>
      <text:p text:style-name="P3">nomaval<text:tab/><text:tab/><text:tab/>varchar(50) </text:p>
      <text:p text:style-name="P3">ts<text:tab/><text:tab/><text:tab/><text:tab/>timestamp </text:p>
      <text:p text:style-name="P3">stampuser<text:tab/><text:tab/><text:tab/>varchar(15) </text:p>
      <text:p text:style-name="P3">stampplace<text:tab/><text:tab/><text:tab/>varchar(50) </text:p>
      <text:p text:style-name="P3"/>
      <text:p text:style-name="P3"/>
      <text:p text:style-name="P3"/>
      <text:p text:style-name="P3">Table: ricca3_calcul_notaf</text:p>
      <text:p text:style-name="P3">Columns:</text:p>
      <text:p text:style-name="P3">idcalcul<text:tab/><text:tab/><text:tab/>int(11) PK AI</text:p>
      <text:p text:style-name="P3">idalumne<text:tab/><text:tab/><text:tab/>int(11) </text:p>
      <text:p text:style-name="P3">idespecialitat<text:tab/><text:tab/>int(11) </text:p>
      <text:p text:style-name="P3">doublenotaf<text:tab/><text:tab/><text:tab/>double </text:p>
      <text:p text:style-name="P3">nomcredit<text:tab/><text:tab/><text:tab/>varchar(1024) </text:p>
      <text:p text:style-name="P3">notaf<text:tab/><text:tab/><text:tab/><text:tab/>varchar(1024) </text:p>
      <text:p text:style-name="P3">hores<text:tab/><text:tab/><text:tab/><text:tab/>varchar(1024) </text:p>
      <text:p text:style-name="P3">punts<text:tab/><text:tab/><text:tab/><text:tab/>varchar(1024) </text:p>
      <text:p text:style-name="P3">ts<text:tab/><text:tab/><text:tab/><text:tab/>timestamp </text:p>
      <text:p text:style-name="P3">stampuser<text:tab/><text:tab/><text:tab/>varchar(15) </text:p>
      <text:p text:style-name="P3">stampplace<text:tab/><text:tab/><text:tab/>varchar(50) </text:p>
      <text:p text:style-name="P3">Related Tables:ricca3_alumne (idalumne â idalumne)</text:p>
      <text:p text:style-name="P3">ricca3_especialitats (idespecialitat â idespecialitat)</text:p>
      <text:p text:style-name="P3"/>
      <text:p text:style-name="P3"/>
      <text:p text:style-name="P3"/>
      <text:p text:style-name="P3">Table: ricca3_ccomp</text:p>
      <text:p text:style-name="P3">Columns:</text:p>
      <text:p text:style-name="P3">idccomp<text:tab/><text:tab/><text:tab/>int(11) PK AI</text:p>
      <text:p text:style-name="P3">idcredit<text:tab/><text:tab/><text:tab/>int(11) </text:p>
      <text:p text:style-name="P3">idgrup<text:tab/><text:tab/><text:tab/>int(11) </text:p>
      <text:p text:style-name="P3">idprofessor<text:tab/><text:tab/><text:tab/>int(11) </text:p>
      <text:p text:style-name="P3">idtutor<text:tab/><text:tab/><text:tab/>int(11) </text:p>
      <text:p text:style-name="P1"><text:span text:style-name="T1">hores_cc</text:span><text:span text:style-name="T1"><text:tab/><text:tab/><text:tab/>int(11) </text:span></text:p>
      <text:p text:style-name="P1"><text:span text:style-name="T1">actiu_cc</text:span><text:span text:style-name="T1"><text:tab/><text:tab/><text:tab/>tinyint(1) </text:span></text:p>
      <text:p text:style-name="P3">nomccomp<text:tab/><text:tab/><text:tab/>varchar(255) </text:p>
      <text:p text:style-name="P3">ts<text:tab/><text:tab/><text:tab/><text:tab/>timestamp </text:p>
      <text:p text:style-name="P3">stampuser<text:tab/><text:tab/><text:tab/>varchar(15) </text:p>
      <text:p text:style-name="P3">stampplace<text:tab/><text:tab/><text:tab/>varchar(50) </text:p>
      <text:p text:style-name="P3">Related Tables:ricca3_credits (idcredit â idcredit)</text:p>
      <text:p text:style-name="P3">ricca3_grups (idgrup â idgrup)</text:p>
      <text:p text:style-name="P3"><text:soft-page-break/>ricca3_professors (idprofessor â idprof)</text:p>
      <text:p text:style-name="P3">ricca3_professors (idtutor â idtutor)</text:p>
      <text:p text:style-name="P3"/>
      <text:p text:style-name="P3"/>
      <text:p text:style-name="P3"/>
      <text:p text:style-name="P3">Table: ricca3_credits</text:p>
      <text:p text:style-name="P3">Columns:</text:p>
      <text:p text:style-name="P3">idcredit<text:tab/><text:tab/><text:tab/>int(11) PK AI</text:p>
      <text:p text:style-name="P3">idespecialitat<text:tab/><text:tab/>int(11) </text:p>
      <text:p text:style-name="P3">idcurs<text:tab/><text:tab/><text:tab/>int(11) </text:p>
      <text:p text:style-name="P1"><text:span text:style-name="T1">hores_cr</text:span><text:span text:style-name="T1"><text:tab/><text:tab/><text:tab/>int(11) </text:span></text:p>
      <text:p text:style-name="P1"><text:span text:style-name="T1">actiu_cr</text:span><text:span text:style-name="T1"><text:tab/><text:tab/><text:tab/>tinyint(1) </text:span></text:p>
      <text:p text:style-name="P1"><text:span text:style-name="T1">ordre_cr</text:span><text:span text:style-name="T1"><text:tab/><text:tab/><text:tab/>tinyint(4) </text:span></text:p>
      <text:p text:style-name="P3">aval3nomes<text:tab/><text:tab/><text:tab/>tinyint(1) </text:p>
      <text:p text:style-name="P3">nomcredit<text:tab/><text:tab/><text:tab/>varchar(100) </text:p>
      <text:p text:style-name="P1"><text:span text:style-name="T1">credit<text:tab/><text:tab/><text:tab/></text:span><text:span text:style-name="T1">varchar(</text:span><text:span text:style-name="T2">100</text:span><text:span text:style-name="T1">)</text:span><text:span text:style-name="T1"> </text:span></text:p>
      <text:p text:style-name="P3">ts<text:tab/><text:tab/><text:tab/><text:tab/>timestamp </text:p>
      <text:p text:style-name="P3">stampuser<text:tab/><text:tab/><text:tab/>varchar(15) </text:p>
      <text:p text:style-name="P3">stampplace<text:tab/><text:tab/><text:tab/>varchar(50) </text:p>
      <text:p text:style-name="P3">Related Tables:ricca3_cursos (idcurs â idcurs)</text:p>
      <text:p text:style-name="P3">ricca3_especialitats (idespecialitat â idespecialitat)</text:p>
      <text:p text:style-name="P3"/>
      <text:p text:style-name="P3"/>
      <text:p text:style-name="P3"/>
      <text:p text:style-name="P3">Table: ricca3_credits_avaluacions</text:p>
      <text:p text:style-name="P3">Columns:</text:p>
      <text:p text:style-name="P3">idcredaval<text:tab/><text:tab/><text:tab/>int(11) PK AI</text:p>
      <text:p text:style-name="P3">idany<text:tab/><text:tab/><text:tab/><text:tab/>int(11) </text:p>
      <text:p text:style-name="P3">idccomp<text:tab/><text:tab/><text:tab/>int(11) </text:p>
      <text:p text:style-name="P3">idalumne<text:tab/><text:tab/><text:tab/>int(11) </text:p>
      <text:p text:style-name="P5">idestat_<text:span text:style-name="T7">cr</text:span><text:tab/><text:tab/><text:tab/>int(11)</text:p>
      <text:p text:style-name="P1"><text:span text:style-name="T1">nota1<text:tab/><text:tab/><text:tab/><text:tab/></text:span><text:span text:style-name="T1">varchar(</text:span><text:span text:style-name="T2">1</text:span><text:span text:style-name="T1">0) </text:span></text:p>
      <text:p text:style-name="P1"><text:span text:style-name="T1">nota2<text:tab/><text:tab/><text:tab/><text:tab/></text:span><text:span text:style-name="T1">varchar(</text:span><text:span text:style-name="T2">1</text:span><text:span text:style-name="T1">0) </text:span></text:p>
      <text:p text:style-name="P1"><text:span text:style-name="T1">nota3<text:tab/><text:tab/><text:tab/><text:tab/></text:span><text:span text:style-name="T1">varchar(</text:span><text:span text:style-name="T2">1</text:span><text:span text:style-name="T1">0) </text:span></text:p>
      <text:p text:style-name="P1"><text:span text:style-name="T1">recup<text:tab/><text:tab/><text:tab/><text:tab/></text:span><text:span text:style-name="T1">varchar(</text:span><text:span text:style-name="T2">1</text:span><text:span text:style-name="T1">0) </text:span></text:p>
      <text:p text:style-name="P1"><text:span text:style-name="T1">notaf_cr</text:span><text:span text:style-name="T1"><text:tab/><text:tab/><text:tab/></text:span><text:span text:style-name="T1">varchar(</text:span><text:span text:style-name="T2">1</text:span><text:span text:style-name="T1">0) </text:span></text:p>
      <text:p text:style-name="P1"><text:span text:style-name="T1">act1<text:tab/><text:tab/><text:tab/><text:tab/></text:span><text:span text:style-name="T1">varchar(</text:span><text:span text:style-name="T2">10</text:span><text:span text:style-name="T1">) </text:span></text:p>
      <text:p text:style-name="P1"><text:span text:style-name="T1">act2<text:tab/><text:tab/><text:tab/><text:tab/></text:span><text:span text:style-name="T1">varchar(</text:span><text:span text:style-name="T2">10</text:span><text:span text:style-name="T1">) </text:span></text:p>
      <text:p text:style-name="P1"><text:span text:style-name="T1">actf<text:tab/><text:tab/><text:tab/><text:tab/></text:span><text:span text:style-name="T1">varchar(</text:span><text:span text:style-name="T2">10</text:span><text:span text:style-name="T1">)</text:span><text:span text:style-name="T1"> </text:span></text:p>
      <text:p text:style-name="P1"><text:span text:style-name="T1">pendi<text:tab/><text:tab/><text:tab/><text:tab/></text:span><text:span text:style-name="T1">varchar(</text:span><text:span text:style-name="T2">5</text:span><text:span text:style-name="T1">) </text:span></text:p>
      <text:p text:style-name="P1"><text:span text:style-name="T1">repe<text:tab/><text:tab/><text:tab/><text:tab/></text:span><text:span text:style-name="T1">varchar(5)</text:span><text:span text:style-name="T1"> </text:span></text:p>
      <text:p text:style-name="P3">convord<text:tab/><text:tab/><text:tab/>int(11) </text:p>
      <text:p text:style-name="P3">convext1<text:tab/><text:tab/><text:tab/>int(11) </text:p>
      <text:p text:style-name="P3">convext2<text:tab/><text:tab/><text:tab/>int(11) </text:p>
      <text:p text:style-name="P3">ts<text:tab/><text:tab/><text:tab/><text:tab/>timestamp </text:p>
      <text:p text:style-name="P3">stampuser<text:tab/><text:tab/><text:tab/>varchar(15) </text:p>
      <text:p text:style-name="P3">stampplace<text:tab/><text:tab/><text:tab/>varchar(50) </text:p>
      <text:p text:style-name="P3">Related Tables:ricca3_any (idany â idany)</text:p>
      <text:p text:style-name="P3">ricca3_ccomp (idccomp â idccomp)</text:p>
      <text:p text:style-name="P3">ricca3_alumne (idalumne â idalumne)</text:p>
      <text:p text:style-name="P3">ricca3_any (convord â idany)</text:p>
      <text:p text:style-name="P3"/>
      <text:p text:style-name="P3"/>
      <text:p text:style-name="P3"/>
      <text:p text:style-name="P3">Table: ricca3_credits_especialitat</text:p>
      <text:p text:style-name="P3">Columns:</text:p>
      <text:p text:style-name="P3">idcredespec<text:tab/><text:tab/><text:tab/>int(11) PK AI</text:p>
      <text:p text:style-name="P3">idespecialitat<text:tab/><text:tab/>int(11) </text:p>
      <text:p text:style-name="P3">idcredit<text:tab/><text:tab/><text:tab/>int(11) </text:p>
      <text:p text:style-name="P3">modul<text:tab/><text:tab/><text:tab/><text:tab/>int(5) </text:p>
      <text:p text:style-name="P1"><text:span text:style-name="T1">ordre_cr_es</text:span><text:span text:style-name="T1"><text:tab/><text:tab/><text:tab/>int(5) </text:span></text:p>
      <text:p text:style-name="P3">numero<text:tab/><text:tab/><text:tab/>varchar(45) </text:p>
      <text:p text:style-name="P3"><text:soft-page-break/>ts<text:tab/><text:tab/><text:tab/><text:tab/>timestamp </text:p>
      <text:p text:style-name="P3">stampuser<text:tab/><text:tab/><text:tab/>varchar(15) </text:p>
      <text:p text:style-name="P3">stampplace<text:tab/><text:tab/><text:tab/>varchar(50) </text:p>
      <text:p text:style-name="P3">Related Tables:ricca3_especialitats (idespecialitat â idespecialitat)</text:p>
      <text:p text:style-name="P3">ricca3_credits (idcredit â idcredit)</text:p>
      <text:p text:style-name="P3"/>
      <text:p text:style-name="P3"/>
      <text:p text:style-name="P3"/>
      <text:p text:style-name="P3">Table: ricca3_cursos</text:p>
      <text:p text:style-name="P3">Columns:</text:p>
      <text:p text:style-name="P3">idcurs<text:tab/><text:tab/><text:tab/>int(11) PK AI</text:p>
      <text:p text:style-name="P3">curs<text:tab/><text:tab/><text:tab/><text:tab/>varchar(15) </text:p>
      <text:p text:style-name="P3">ts<text:tab/><text:tab/><text:tab/><text:tab/>timestamp </text:p>
      <text:p text:style-name="P3">stampuser<text:tab/><text:tab/><text:tab/>varchar(15) </text:p>
      <text:p text:style-name="P3">stampplace<text:tab/><text:tab/><text:tab/>varchar(50) </text:p>
      <text:p text:style-name="P3"/>
      <text:p text:style-name="P3"/>
      <text:p text:style-name="P3"/>
      <text:p text:style-name="P3">Table: ricca3_especialitats</text:p>
      <text:p text:style-name="P3">Columns:</text:p>
      <text:p text:style-name="P3">idespecialitat<text:tab/><text:tab/>int(11) PK AI</text:p>
      <text:p text:style-name="P1"><text:span text:style-name="T1">nomespecialitat<text:tab/><text:tab/></text:span><text:span text:style-name="T1">varchar(</text:span><text:span text:style-name="T3">100</text:span><text:span text:style-name="T1">)</text:span><text:span text:style-name="T1"> </text:span></text:p>
      <text:p text:style-name="P1"><text:span text:style-name="T1">codiespecialitat<text:tab/><text:tab/></text:span><text:span text:style-name="T1">varchar(</text:span><text:span text:style-name="T3">1</text:span><text:span text:style-name="T1">5) </text:span></text:p>
      <text:p text:style-name="P3">pla<text:tab/><text:tab/><text:tab/><text:tab/>varchar(15) </text:p>
      <text:p text:style-name="P1"><text:span text:style-name="T1">actiu_es</text:span><text:span text:style-name="T1"><text:tab/><text:tab/><text:tab/>int(5) </text:span></text:p>
      <text:p text:style-name="P3">cursos<text:tab/><text:tab/><text:tab/>int(5) </text:p>
      <text:p text:style-name="P1"><text:span text:style-name="T1">ordre_es</text:span><text:span text:style-name="T1"><text:tab/><text:tab/><text:tab/>int(5) </text:span></text:p>
      <text:p text:style-name="P1"><text:span text:style-name="T1">professio<text:tab/><text:tab/><text:tab/></text:span><text:span text:style-name="T1">varchar(</text:span><text:span text:style-name="T3">50</text:span><text:span text:style-name="T1">)</text:span><text:span text:style-name="T1"> </text:span></text:p>
      <text:p text:style-name="P1"><text:span text:style-name="T1">duracio<text:tab/><text:tab/><text:tab/></text:span><text:span text:style-name="T1">varchar(</text:span><text:span text:style-name="T3">10</text:span><text:span text:style-name="T1">) </text:span></text:p>
      <text:p text:style-name="P3">ts<text:tab/><text:tab/><text:tab/><text:tab/>timestamp </text:p>
      <text:p text:style-name="P3">stampuser<text:tab/><text:tab/><text:tab/>varchar(15) </text:p>
      <text:p text:style-name="P3">stampplace<text:tab/><text:tab/><text:tab/>varchar(50) </text:p>
      <text:p text:style-name="P3"/>
      <text:p text:style-name="P3"/>
      <text:p text:style-name="P3"/>
      <text:p text:style-name="P3">Table: ricca3_estat</text:p>
      <text:p text:style-name="P3">Columns:</text:p>
      <text:p text:style-name="P3">idestat<text:tab/><text:tab/><text:tab/>int(11) PK AI</text:p>
      <text:p text:style-name="P3">estat<text:tab/><text:tab/><text:tab/><text:tab/>varchar(15) </text:p>
      <text:p text:style-name="P3">ts<text:tab/><text:tab/><text:tab/><text:tab/>timestamp </text:p>
      <text:p text:style-name="P3">stampuser<text:tab/><text:tab/><text:tab/>varchar(15) </text:p>
      <text:p text:style-name="P3">stampplace<text:tab/><text:tab/><text:tab/>varchar(50) </text:p>
      <text:p text:style-name="P3"/>
      <text:p text:style-name="P3"/>
      <text:p text:style-name="P3">Table: ricca3_grups</text:p>
      <text:p text:style-name="P3">Columns:</text:p>
      <text:p text:style-name="P3">idgrup<text:tab/><text:tab/><text:tab/>int(11) PK AI</text:p>
      <text:p text:style-name="P3">grup<text:tab/><text:tab/><text:tab/><text:tab/>varchar(45) </text:p>
      <text:p text:style-name="P3">idespecialitat<text:tab/><text:tab/>int(11) </text:p>
      <text:p text:style-name="P3">idcurs<text:tab/><text:tab/><text:tab/>int(11) </text:p>
      <text:p text:style-name="P1"><text:span text:style-name="T1">actiu_gr</text:span><text:span text:style-name="T1"><text:tab/><text:tab/><text:tab/>int(5) </text:span></text:p>
      <text:p text:style-name="P1"><text:span text:style-name="T1">ordre_gr</text:span><text:span text:style-name="T1"><text:tab/><text:tab/><text:tab/>int(11) </text:span></text:p>
      <text:p text:style-name="P3">sessio<text:tab/><text:tab/><text:tab/>varchar(25) </text:p>
      <text:p text:style-name="P3">ts<text:tab/><text:tab/><text:tab/><text:tab/>timestamp </text:p>
      <text:p text:style-name="P3">stampuser<text:tab/><text:tab/><text:tab/>varchar(15) </text:p>
      <text:p text:style-name="P3">stampplace<text:tab/><text:tab/><text:tab/>varchar(50) </text:p>
      <text:p text:style-name="P3">Related Tables:ricca3_cursos (idcurs â idcurs)</text:p>
      <text:p text:style-name="P3">ricca3_especialitats (idespecialitat â idespecialitat)</text:p>
      <text:p text:style-name="P3"/>
      <text:p text:style-name="P3"/>
      <text:p text:style-name="P3"/>
      <text:p text:style-name="P3">Table: ricca3_historial</text:p>
      <text:p text:style-name="P3"><text:soft-page-break/>Columns:</text:p>
      <text:p text:style-name="P3">idhistorial<text:tab/><text:tab/><text:tab/>int(11) PK AI</text:p>
      <text:p text:style-name="P3">codi_c<text:tab/><text:tab/><text:tab/>varchar(225) </text:p>
      <text:p text:style-name="P3">nom_c<text:tab/><text:tab/><text:tab/><text:tab/>varchar(225) </text:p>
      <text:p text:style-name="P3">grau_c<text:tab/><text:tab/><text:tab/>varchar(225) </text:p>
      <text:p text:style-name="P3">titol<text:tab/><text:tab/><text:tab/><text:tab/>varchar(225) </text:p>
      <text:p text:style-name="P3">prova<text:tab/><text:tab/><text:tab/><text:tab/>varchar(225) </text:p>
      <text:p text:style-name="P3">condic<text:tab/><text:tab/><text:tab/>varchar(225) </text:p>
      <text:p text:style-name="P3">cicle_codi<text:tab/><text:tab/><text:tab/>varchar(225) </text:p>
      <text:p text:style-name="P3">cicle_nom<text:tab/><text:tab/><text:tab/>varchar(225) </text:p>
      <text:p text:style-name="P3">cicle_any_de<text:tab/><text:tab/>varchar(225) </text:p>
      <text:p text:style-name="P3">cicle_any_a<text:tab/><text:tab/><text:tab/>varchar(225) </text:p>
      <text:p text:style-name="P3">cicle_curs<text:tab/><text:tab/><text:tab/>varchar(225) </text:p>
      <text:p text:style-name="P3">modul<text:tab/><text:tab/><text:tab/><text:tab/>varchar(1024) </text:p>
      <text:p text:style-name="P3">m_hores<text:tab/><text:tab/><text:tab/>varchar(225) </text:p>
      <text:p text:style-name="P3">m_qual<text:tab/><text:tab/><text:tab/>varchar(225) </text:p>
      <text:p text:style-name="P3">m_conv<text:tab/><text:tab/><text:tab/>varchar(225) </text:p>
      <text:p text:style-name="P3">uf<text:tab/><text:tab/><text:tab/><text:tab/>varchar(1024) </text:p>
      <text:p text:style-name="P3">uf_hores<text:tab/><text:tab/><text:tab/>varchar(225) </text:p>
      <text:p text:style-name="P3">uf_qual<text:tab/><text:tab/><text:tab/>varchar(225) </text:p>
      <text:p text:style-name="P3">uf_conv<text:tab/><text:tab/><text:tab/>varchar(225) </text:p>
      <text:p text:style-name="P3">qual_final<text:tab/><text:tab/><text:tab/>varchar(45) </text:p>
      <text:p text:style-name="P3">obs<text:tab/><text:tab/><text:tab/><text:tab/>varchar(225) </text:p>
      <text:p text:style-name="P3">ts<text:tab/><text:tab/><text:tab/><text:tab/>timestamp </text:p>
      <text:p text:style-name="P3">stampuser<text:tab/><text:tab/><text:tab/>varchar(15) </text:p>
      <text:p text:style-name="P3">stampplace<text:tab/><text:tab/><text:tab/>varchar(50) </text:p>
      <text:p text:style-name="P3">Related Tables:ricca3_alumne (idhistorial â idalumne)</text:p>
      <text:p text:style-name="P3"/>
      <text:p text:style-name="P3"/>
      <text:p text:style-name="P3"/>
      <text:p text:style-name="P3">Table: ricca3_plan</text:p>
      <text:p text:style-name="P3">Columns:</text:p>
      <text:p text:style-name="P3">idplan<text:tab/><text:tab/><text:tab/>int(11) PK AI</text:p>
      <text:p text:style-name="P3">idany<text:tab/><text:tab/><text:tab/><text:tab/>int(11) </text:p>
      <text:p text:style-name="P3">idccomp<text:tab/><text:tab/><text:tab/>int(11) </text:p>
      <text:p text:style-name="P3">ts<text:tab/><text:tab/><text:tab/><text:tab/>timestamp </text:p>
      <text:p text:style-name="P3">stampuser<text:tab/><text:tab/><text:tab/>varchar(15) </text:p>
      <text:p text:style-name="P3">stampplace<text:tab/><text:tab/><text:tab/>varchar(50) </text:p>
      <text:p text:style-name="P3">Related Tables:ricca3_any (idany â idany)</text:p>
      <text:p text:style-name="P3">ricca3_ccomp (idccomp â idccomp)</text:p>
      <text:p text:style-name="P3"/>
      <text:p text:style-name="P3"/>
      <text:p text:style-name="P3"/>
      <text:p text:style-name="P3">Table: ricca3_professors</text:p>
      <text:p text:style-name="P3">Columns:</text:p>
      <text:p text:style-name="P3">idprof<text:tab/><text:tab/><text:tab/>int(11) PK AI</text:p>
      <text:p text:style-name="P3">idtutor<text:tab/><text:tab/><text:tab/>int(11) </text:p>
      <text:p text:style-name="P3">nomicognoms<text:tab/><text:tab/><text:tab/>varchar(45) </text:p>
      <text:p text:style-name="P3">telcasa<text:tab/><text:tab/><text:tab/>varchar(30) </text:p>
      <text:p text:style-name="P3">telcont1<text:tab/><text:tab/><text:tab/>varchar(30) </text:p>
      <text:p text:style-name="P3">telcont2<text:tab/><text:tab/><text:tab/>varchar(30) </text:p>
      <text:p text:style-name="P3">telcont3<text:tab/><text:tab/><text:tab/>varchar(30) </text:p>
      <text:p text:style-name="P3">email<text:tab/><text:tab/><text:tab/><text:tab/>varchar(50) </text:p>
      <text:p text:style-name="P3">ts<text:tab/><text:tab/><text:tab/><text:tab/>timestamp </text:p>
      <text:p text:style-name="P3">stampuser<text:tab/><text:tab/><text:tab/>varchar(15) </text:p>
      <text:p text:style-name="P3">stampplace<text:tab/><text:tab/><text:tab/>varchar(50)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2T13:06:28</dc:date>
    <meta:generator>LibreOffice/3.6$Linux_x86 LibreOffice_project/360m1$Build-2</meta:generator>
    <meta:editing-duration>PT1H28M10S</meta:editing-duration>
    <meta:editing-cycles>8</meta:editing-cycles>
    <meta:document-statistic meta:table-count="0" meta:image-count="0" meta:object-count="0" meta:page-count="5" meta:paragraph-count="262" meta:word-count="641" meta:character-count="6139" meta:non-whitespace-character-count="5180"/>
  </office:meta>
</office:document-meta>
</file>